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~? Or
something... at least, that's what I'm think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"They might be powerful fusions of your
creation, but monsters are monsters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"I expect they'll fall to our Seraphia like any
other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Hoh hoh hoh!! Do not underestimate the
power of my Lux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You shall be ground into dust by my
double-trouble combo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2T15:10:51+01:00</meta:creation-date>
    <dc:date>2020-01-12T15:10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